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³Ð'68ðÿ¿ˆÛ`'1" svg:font-family="³Ð'68ðÿ¿ˆÛ`'1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, 'Apple LiSung Light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name-asian="³Ð'68ðÿ¿ˆÛ`'1" style:font-size-asian="11pt" style:font-name-complex="³Ð'68ðÿ¿ˆÛ`'1" style:font-size-complex="11pt"/>
    </style:style>
    <style:style style:name="P3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-0.014cm" fo:orphans="0" fo:widows="0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margin-left="0cm" fo:margin-right="-0.014cm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4" style:family="text">
      <style:text-properties style:font-name-complex="Arial"/>
    </style:style>
    <style:style style:name="T5" style:family="text">
      <style:text-properties fo:font-style="italic" style:font-style-asian="italic" style:font-name-complex="Arial"/>
    </style:style>
    <style:style style:name="T6" style:family="text">
      <style:text-properties style:font-name-asian="Times New Roman"/>
    </style:style>
    <style:style style:name="T7" style:family="text">
      <style:text-properties fo:color="#000000" style:font-name="Arial" fo:font-size="10pt" style:font-name-asian="Times New Roman" style:font-size-asian="10pt" style:font-name-complex="Arial"/>
    </style:style>
    <style:style style:name="T8" style:family="text">
      <style:text-properties fo:color="#000000" style:font-name="Arial" fo:font-size="10pt" fo:font-style="italic" style:font-name-asian="Times New Roman" style:font-size-asian="10pt" style:font-style-asian="italic" style:font-name-complex="Arial"/>
    </style:style>
    <style:style style:name="T9" style:family="text">
      <style:text-properties fo:font-weight="bold" style:font-weight-asian="bold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: SORORI</text:p>
      <text:p text:style-name="P5"><text:span text:style-name="T9"/></text:p>
      <text:p text:style-name="P3"><text:span text:style-name="T4">St. Elisabeth Kirche, Berlin 2011</text:span></text:p>
      <text:p text:style-name="P3"><text:span text:style-name="T4"/></text:p>
      <text:p text:style-name="P3"><text:span text:style-name="T4">Konzept und Regie Ulrike Ruf </text:span></text:p>
      <text:p text:style-name="P3"><text:span text:style-name="T4">Komposition Tobias Schwencke </text:span></text:p>
      <text:p text:style-name="P3"><text:span text:style-name="T4">Ton Florian Tippe</text:span></text:p>
      <text:p text:style-name="P3"><text:span text:style-name="T4">Video Björn Speidel </text:span></text:p>
      <text:p text:style-name="P3"><text:span text:style-name="T4">Bühne Anja Kerschkewicz </text:span></text:p>
      <text:p text:style-name="P3"><text:span text:style-name="T4">Kostüme Eva Krämer </text:span></text:p>
      <text:p text:style-name="P3"><text:span text:style-name="T4">Dramaturgie Martina Stütz </text:span></text:p>
      <text:p text:style-name="P3"><text:span text:style-name="T4">Chor Vocalconsort Berlin &amp; andere</text:span></text:p>
      <text:p text:style-name="P3"><text:span text:style-name="T4">Sprecherin Anna Griesbach</text:span></text:p>
      <text:p text:style-name="P3"><text:span text:style-name="T4"/></text:p>
      <text:p text:style-name="P3"><text:span text:style-name="T4">Fotos: Doro Tuch</text:span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³Ð'68ðÿ¿ˆÛ`'1" svg:font-family="³Ð'68ðÿ¿ˆÛ`'1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, 'Apple LiSung Light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Futura Lt BT" fo:font-size="12pt" fo:language="de" fo:country="DE" style:letter-kerning="true" style:font-name-asian="SimSun" style:font-size-asian="12pt" style:language-asian="zh" style:country-asian="CN" style:font-name-complex="Futura Lt BT" style:font-size-complex="10pt" style:language-complex="ar" style:country-complex="SA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8:46:32</meta:creation-date>
    <dc:date>2015-03-17T09:52:37</dc:date>
    <meta:editing-duration>PT8M33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12" meta:word-count="41" meta:character-count="284"/>
  </office:meta>
</office:document-meta>
</file>